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ac14d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4" style:family="paragraph" style:parent-style-name="Table_20_Contents">
      <style:text-properties officeooo:paragraph-rsid="0012e831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172f"/>
    </style:style>
    <style:style style:name="T10" style:family="text">
      <style:text-properties officeooo:rsid="000f26dc"/>
    </style:style>
    <style:style style:name="T11" style:family="text">
      <style:text-properties officeooo:rsid="001171a1"/>
    </style:style>
    <style:style style:name="T12" style:family="text">
      <style:text-properties officeooo:rsid="0012b8c3"/>
    </style:style>
    <style:style style:name="T13" style:family="text">
      <style:text-properties officeooo:rsid="0012e8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6">Approvazione</text:span> <text:span text:style-name="T10">orario</text:span>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<text:span text:style-name="T10">29</text:span>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8">L'utente accede al sistema e viene riconosciuto <text:span text:style-name="T1">come Impiegato.</text:span></text:p>
            <text:p text:style-name="P9">Un Genitore deve aver fatto <text:span text:style-name="T9">una richiesta specifica</text:span> <text:span text:style-name="T9">(</text:span>use case <text:span text:style-name="T10">28</text:span><text:span text:style-name="T9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2"><text:s text:c="10"/><text:span text:style-name="T5">a</text:span>. il sistema mostra una notifica, <text:span text:style-name="T4">un genitore richiede l'approvazione della modifica del</text:span><text:span text:style-name="T10">l'orario</text:span><text:span text:style-name="T4"> </text:span><text:span text:style-name="T5">del proprio bambino</text:span>.</text:p>
            <text:p text:style-name="P5"/>
            <text:p text:style-name="P6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0">con una notifica di approvazione</text:span>.</text:p>
            <text:p text:style-name="P10"/>
            <text:p text:style-name="P13"><text:span text:style-name="T8">c</text:span>. il sistema invia una notifica <text:span text:style-name="T6">di approvazione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7">In caso di successo Il sistema mostra i dati <text:span text:style-name="T1">modificati</text:span>.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4"><text:span text:style-name="T13">L'impiegato riceve la notifica o un messaggio d'errore entro 20 secondi</text:span></text:p>
          </table:table-cell>
        </table:table-row>
      </table:table>
      <text:p text:style-name="P2">UC <text:span text:style-name="T12">29a</text:span>: <text:span text:style-name="T11">l'impiegato approva la modifica dell'orario richiesto dal genit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6S</meta:editing-duration>
    <meta:editing-cycles>16</meta:editing-cycles>
    <meta:generator>LibreOffice/3.6$Windows_x86 LibreOffice_project/da8c1e6-fd468f4-454e206-f42a4a9-143cfd</meta:generator>
    <dc:date>2012-10-25T11:12:38.29</dc:date>
    <meta:document-statistic meta:table-count="1" meta:image-count="0" meta:object-count="0" meta:page-count="1" meta:paragraph-count="20" meta:word-count="140" meta:character-count="963" meta:non-whitespace-character-count="833"/>
    <meta:user-defined meta:name="Info 1"/>
    <meta:user-defined meta:name="Info 2"/>
    <meta:user-defined meta:name="Info 3"/>
    <meta:user-defined meta:name="Info 4"/>
  </office:meta>
</office:document-meta>
</file>